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4"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margin-top="0in" fo:margin-bottom="0in"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Standard">
      <style:paragraph-properties fo:margin-top="0in" fo:margin-bottom="0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8" style:family="paragraph" style:parent-style-name="Standard">
      <style:paragraph-properties fo:margin-top="0in" fo:margin-bottom="0.0799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margin-top="0in" fo:margin-bottom="0.0799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0" style:family="paragraph" style:parent-style-name="Footnote">
      <style:paragraph-properties fo:text-align="justify" style:justify-single-word="false"/>
    </style:style>
    <style:style style:name="P11" style:family="paragraph" style:parent-style-name="Standard">
      <style:paragraph-properties fo:margin-top="0in" fo:margin-bottom="0.0799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3"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4" style:family="paragraph" style:parent-style-name="Heading_20_3">
      <style:text-properties fo:language="en" fo:country="US"/>
    </style:style>
    <style:style style:name="P15" style:family="paragraph" style:parent-style-name="Heading_20_3">
      <style:text-properties fo:language="en" fo:country="US"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iter plugin for testing the Alphatronics praxis</text:h>
      <text:p text:style-name="P2"/>
      <text:p text:style-name="P2">February 13, 2015</text:p>
      <text:p text:style-name="P1"/>
      <text:p text:style-name="P1">It is enough to keep the plugin (file named <text:span text:style-name="T1">piter_plug.tcl</text:span>) in the directory in which <text:span text:style-name="T1">piter</text:span> <text:s/>is called. The connection parameters are: Speed = 115200, Prot = Escaped, Bin (checked).</text:p>
      <text:h text:style-name="P15" text:outline-level="3">Periodic polling</text:h>
      <text:p text:style-name="P1">The plugin runs a callback that periodically polls the node in a way similar to what Jan told me in our Skype conversation today. Initially, <text:s/>before the plugin learns the node Id, it will issue this command at 0.5s intervals:</text:p>
      <text:p text:style-name="P1"><text:tab/><text:span text:style-name="T2">0x11 0x09 0x00 0x00 0x01 0x00</text:span></text:p>
      <text:p text:style-name="P1">The command polls the node for its Id.<text:note text:id="ftn1" text:note-class="footnote"><text:note-citation>1</text:note-citation><text:note-body><text:p text:style-name="P10">Note that we do not show the three framing bytes.</text:p></text:note-body></text:note> Once the node responds, and the plugins learns its Id, the callback will re-issue the command at 60s intervals. If a Tag Access List (see below) is defined by the plugin, the above command will be followed by:</text:p>
      <text:p text:style-name="P1"><text:tab/><text:span text:style-name="T2">0x13 len nid nid idx tid tid bms … tid tid bms </text:span></text:p>
      <text:p text:style-name="P1">where len is proper length encoding<text:note text:id="ftn2" text:note-class="footnote"><text:note-citation>2</text:note-citation><text:note-body><text:p text:style-name="P10">This is the total gross length of the command sequence, which is equal to the length of the "visible" part + 3.</text:p></text:note-body></text:note> (depending on the length of the association list), nid<text:note text:id="ftn3" text:note-class="footnote"><text:note-citation>3</text:note-citation><text:note-body><text:p text:style-name="P10">Two bytes encoding an unsigned 16-bit integer in the little-endian byte order.</text:p></text:note-body></text:note> is the node Id, idx is the starting index for storing the list at the node, and the remaining sequence is a list of triplets: two bytes encoding a tag Id followed by one byte representing the button mask.</text:p>
      <text:p text:style-name="P1">Note that the node has to properly respond to the polling (to both commands); in particular, the second command should be acknowledged (response code 0x93 and ACK code 0x06).</text:p>
      <text:h text:style-name="P14" text:outline-level="3">The input</text:h>
      <text:p text:style-name="P1">Here is the list of commands:</text:p>
      <text:p text:style-name="P1"><text:tab/><text:span text:style-name="T2">d[ump] n</text:span></text:p>
      <text:p text:style-name="P1">If n is nonzero, then all subsequent commands issued to the node and replies received from the node will be dumped in hex; zero cancels this.</text:p>
      <text:p text:style-name="P1"><text:tab/>f<text:span text:style-name="T2">[ile] filename</text:span></text:p>
      <text:p text:style-name="P1">The specified file is read and interpreted as a sequence of commands. There is no recursion, i.e., the file command cannot appear within a command file.</text:p>
      <text:p text:style-name="P9"><text:tab/>t[al] idx tid bms … tid bms</text:p>
      <text:p text:style-name="P1">The command sets the tag access list to be periodically sent to the node. Node that the <text:soft-page-break/>operands are specified as full values rather than individual bytes. The list is immediately sent and also stored for subsequent periodic re-transmissions at 60 second intervals.</text:p>
      <text:p text:style-name="P7"><text:tab/>g[et] a[ddress]</text:p>
      <text:p text:style-name="P7"><text:tab/>g[et] m[aster]</text:p>
      <text:p text:style-name="P7"><text:tab/>g[et] f[wd]</text:p>
      <text:p text:style-name="P7"><text:tab/>g[et] d[et]</text:p>
      <text:p text:style-name="P9"><text:tab/>g[et] t[al] idx</text:p>
      <text:p text:style-name="P8">The get command is used to retrieve information from the node. It sends the pertinent request to the node and the requested information will arrive in the reply. The corresponding hex commands are:</text:p>
      <text:p text:style-name="P6"><text:tab/><text:span text:style-name="T2">0x11 0x09 0x00 0x00 0x01 0x00</text:span></text:p>
      <text:p text:style-name="P7"><text:tab/>0x11 0x09 0x00 0x00 0x02 0x00</text:p>
      <text:p text:style-name="P7"><text:tab/>0x11 0x09 0x00 0x00 0x03 0x00</text:p>
      <text:p text:style-name="P7"><text:tab/>0x11 0x09 0x00 0x00 0x04 0x00</text:p>
      <text:p text:style-name="P9"><text:tab/>0x14 0x08 0x00 0x00 idx</text:p>
      <text:p text:style-name="P8">The first variant queries the node for its Id, the second for the master Id, the third for the forwarding status, the fourth for the number of dethroning attempt (for a master node), the fifth for the Tag Association List starting at the specified index.</text:p>
      <text:p text:style-name="P7"><text:tab/>s[et] a[ddress] nid</text:p>
      <text:p text:style-name="P7"><text:tab/>s[et] m[aster] nid</text:p>
      <text:p text:style-name="P9"><text:tab/>s[et] t[al] idx tid bms … tid bms</text:p>
      <text:p text:style-name="P8">The command sets some attribute of the node. Here are the respective hex commands for the three variants:</text:p>
      <text:p text:style-name="P7"><text:tab/>0x12 0x0b 0x00 0x00 0x01 0x00 nid nid</text:p>
      <text:p text:style-name="P7"><text:tab/>0x12 0x0b 0x00 0x00 0x02 0x00 mid mid</text:p>
      <text:p text:style-name="P9"><text:tab/>0x13 len nid nid idx tid tid bms … tid tid bms</text:p>
      <text:p text:style-name="P8">The first variant sets the node Id, the second makes the node the master, but only if mid equals the current node Id,<text:note text:id="ftn4" text:note-class="footnote"><text:note-citation>4</text:note-citation><text:note-body><text:p text:style-name="P10">This option has been temporarily disabled at the node in the current version, so the node will always reject the command.</text:p></text:note-body></text:note> the third variant sets the Tag Access List at the node.</text:p>
      <text:p text:style-name="P9"><text:tab/>r[eset] t[al]</text:p>
      <text:p text:style-name="P1">The command send to the node the sequence:</text:p>
      <text:p text:style-name="P9"><text:tab/>0x15 nid nid</text:p>
      <text:p text:style-name="P8">which resets the Tag Access List.</text:p>
      <text:p text:style-name="P8">Finally, anything not looking like one of the commands listed above is interpreted as a list of bytes (numerical values) directly specifying the sequence to be sent to the node. The length byte should be skipped (it will be calculated). Note that in most cases numerical arguments can be written as expressions (this applies to all commands). <text:s/>For example, when you say:</text:p>
      <text:p text:style-name="P1"><text:tab/><text:span text:style-name="T2">16+1 0x00 0 0+2-1 0</text:span></text:p>
      <text:p text:style-name="P1">the sequence will translate into:</text:p>
      <text:p text:style-name="P1"><text:soft-page-break/><text:tab/><text:span text:style-name="T2">0x11 0x09 0x00 0x00 0x01 0x00</text:span></text:p>
      <text:p text:style-name="P1">Note that the second byte has been inserted by the script.</text:p>
      <text:h text:style-name="P14" text:outline-level="3">The output</text:h>
      <text:p text:style-name="P1">Sequences arriving from the node are automatically formatted to be legible. For example, in response to:</text:p>
      <text:p text:style-name="P1"><text:tab/><text:span text:style-name="T2">get address</text:span></text:p>
      <text:p text:style-name="P1">you will see something like this:</text:p>
      <text:p text:style-name="P1"><text:tab/><text:span text:style-name="T2">Node id = 1</text:span></text:p>
      <text:p text:style-name="P1">If you want to see the hex variants of commands/responses, use:</text:p>
      <text:p text:style-name="P1"><text:tab/><text:span text:style-name="T2">dump 1</text:span></text:p>
      <text:p text:style-name="P1">Any unrecognizable sequence arriving from the node will be ignored (but it can still be seen with dump 1).</text:p>
      <text:p text:style-name="P1">Events are automatically acknowledged and shown like this:</text:p>
      <text:p text:style-name="P4"><text:tab/><text:span text:style-name="T3">Event, peg = 000A (10), tag = 0084 (132), ad = 15, sn = 2:</text:span></text:p>
      <text:p text:style-name="P5"><text:tab/> <text:s text:c="3"/>button: <text:s text:c="2"/>3 (L)</text:p>
      <text:p text:style-name="P5"><text:s/><text:tab/> <text:s text:c="3"/>voltage: <text:s/>3.00</text:p>
      <text:p text:style-name="P5"><text:tab/> <text:s text:c="3"/>txpower: <text:s/>7</text:p>
      <text:p text:style-name="P3"><text:tab/> <text:s text:c="3"/>age: <text:s text:c="5"/>1</text:p>
      <text:p text:style-name="P1">which should be self-explan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8M</meta:editing-duration>
    <meta:editing-cycles>65</meta:editing-cycles>
    <meta:generator>OpenOffice/4.1.1$Win32 OpenOffice.org_project/411m6$Build-9775</meta:generator>
    <dc:date>2015-02-13T21:16:48.12</dc:date>
    <dc:creator>Pawel Gburzynski</dc:creator>
    <meta:document-statistic meta:table-count="0" meta:image-count="0" meta:object-count="0" meta:page-count="3" meta:paragraph-count="66" meta:word-count="830" meta:character-count="4616"/>
    <meta:user-defined meta:name="Info 1"/>
    <meta:user-defined meta:name="Info 2"/>
    <meta:user-defined meta:name="Info 3"/>
    <meta:user-defined meta:name="Info 4"/>
  </office:meta>
</office:document-meta>
</file>